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FreeSans" fo:font-size="30pt" style:font-size-asian="30pt" style:font-size-complex="30pt"/>
    </style:style>
    <style:style style:name="P2" style:family="paragraph">
      <style:text-properties style:font-name="FreeSans"/>
    </style:style>
    <style:style style:name="P3" style:family="paragraph">
      <loext:graphic-properties draw:fill-color="#ffffff"/>
      <style:text-properties style:font-name="FreeSans"/>
    </style:style>
    <style:style style:name="P4" style:family="paragraph">
      <style:paragraph-properties fo:text-align="center"/>
      <style:text-properties style:font-name="FreeSans"/>
    </style:style>
    <style:style style:name="P5" style:family="paragraph">
      <loext:graphic-properties draw:fill="none" draw:fill-color="#ffffff"/>
      <style:paragraph-properties fo:text-align="center"/>
      <style:text-properties style:font-name="FreeSans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loext:graphic-properties draw:fill-color="#ffffff"/>
    </style:style>
    <style:style style:name="T1" style:family="text">
      <style:text-properties style:font-name="FreeSans" fo:font-size="30pt" style:font-size-asian="30pt" style:font-size-complex="30pt"/>
    </style:style>
    <style:style style:name="T2" style:family="text">
      <style:text-properties style:font-name="FreeSans"/>
    </style:style>
    <style:style style:name="T3" style:family="text">
      <style:text-properties style:font-name="FreeSans" fo:font-size="25pt" style:font-size-asian="25pt" style:font-size-complex="25pt"/>
    </style:style>
    <style:style style:name="T4" style:family="text">
      <style:text-properties style:font-name="Free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<text:span text:style-name="T1">Automated geographical alignment procedure through dense point clouds simplification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2">Loris Aiulfi</text:span></text:p>
            <text:p text:style-name="P2"><text:span text:style-name="T2"/></text:p>
            <text:p text:style-name="P2"><text:span text:style-name="T2">Supervisor: Nils Hamel, Frédéric Kaplan</text:span></text:p>
          </draw:text-box>
        </draw:frame>
        <draw:frame draw:style-name="gr1" draw:text-style-name="P5" draw:layer="layout" svg:width="12.359cm" svg:height="4.759cm" svg:x="8.111cm" svg:y="1.88cm">
          <draw:text-box>
            <text:p text:style-name="P4"><text:span text:style-name="T3">Digital Humanities Laboratory</text:span></text:p>
            <text:p text:style-name="P4"><text:span text:style-name="T4"/></text:p>
            <text:p text:style-name="P4"><text:span text:style-name="T4">Master project midterm pre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e of the 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cal:<text:tab/>ICP, NDT</text:p>
                <text:list>
                  <text:list-item>
                    <text:p>Assumes good starting positio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Global: 4PCS, FPFH, RANSAC and variants</text:p>
                <text:list>
                  <text:list-item>
                    <text:p>Makes no assumption on starting positions</text:p>
                  </text:list-item>
                  <text:list-item>
                    <text:p/>
                  </text:list-item>
                </text:list>
              </text:list-item>
              <text:list-item>
                <text:p>A local algorithm is used to refine the initial alignment of a global one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e of the art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e of the art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int Cloud Simplific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lane segmentation</text:p>
              </text:list-item>
            </text:list>
            <text:list text:style-name="L4">
              <text:list-item>
                <text:list>
                  <text:list-item>
                    <text:p>Choose a starting point randomly</text:p>
                  </text:list-item>
                  <text:list-item>
                    <text:p>Expand area by finding neighboring points</text:p>
                  </text:list-item>
                  <text:list-item>
                    <text:p>Compute the plane formed by the set of points</text:p>
                  </text:list-item>
                  <text:list-item>
                    <text:p>Iteratively growth the region by adding new neighbors that belong to the plane</text:p>
                  </text:list-item>
                  <text:list-item>
                    <text:p>Repeat until all planes are fou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int Cloud Simplific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lane segmentation updates</text:p>
              </text:list-item>
            </text:list>
            <text:list text:style-name="L5">
              <text:list-item>
                <text:list>
                  <text:list-item>
                    <text:p>Added PCL support to use its features</text:p>
                    <text:list>
                      <text:list-item>
                        <text:p>KdTree, PFHSignature, PCLViewer</text:p>
                      </text:list-item>
                      <text:list-item>
                        <text:p>Significant speed up neighborhood searches</text:p>
                      </text:list-item>
                    </text:list>
                  </text:list-item>
                  <text:list-item>
                    <text:p>Normals and curvature computation as a preprocessing step</text:p>
                  </text:list-item>
                  <text:list-item>
                    <text:p>Multithreading</text:p>
                  </text:list-item>
                  <text:list-item>
                    <text:p>Simplification of starting point choice: </text:p>
                    <text:list>
                      <text:list-header>
                        <text:p>lowest curvature → <text:s/>it always start on a flat area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int Cloud Simplific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dd video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int Cloud Regist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sed on the planes found beforehand</text:p>
                <text:list>
                  <text:list-item>
                    <text:p/>
                  </text:list-item>
                </text:list>
                <text:p>Find Rotation</text:p>
                <text:list>
                  <text:list-item>
                    <text:p>Normal signature of the planes normal vectors</text:p>
                  </text:list-item>
                </text:list>
              </text:list-item>
              <text:list-item>
                <text:p/>
              </text:list-item>
              <text:list-item>
                <text:p>Find Translation</text:p>
                <text:list>
                  <text:list-item>
                    <text:p>???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graphy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int Cloud Alignment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2:56:33.149346118</meta:creation-date>
    <meta:editing-duration>PT1H46M51S</meta:editing-duration>
    <meta:editing-cycles>17</meta:editing-cycles>
    <meta:generator>LibreOffice/5.1.6.2$Linux_X86_64 LibreOffice_project/10m0$Build-2</meta:generator>
    <dc:date>2019-04-07T16:24:44.807530431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